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8264in" svg:height="8.9516in" svg:x="17.3551in" svg:y="2.1024in">
            <draw:object draw:notify-on-update-of-ranges="Sheet1.B2:Sheet1.B15 Sheet1.B36:Sheet1.B49 Sheet1.D2:Sheet1.D15 Sheet1.D36:Sheet1.D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0.8402in" svg:y="2.4575in">
            <draw:object draw:notify-on-update-of-ranges="Sheet1.B36:Sheet1.B49 Sheet1.E36:Sheet1.E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0.7965in" svg:y="6.2327in">
            <draw:object draw:notify-on-update-of-ranges="Sheet1.B36:Sheet1.B49 Sheet1.E2:Sheet1.E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53in" svg:x="10.6772in" svg:y="11.3776in">
            <draw:object draw:notify-on-update-of-ranges="Sheet1.B36:Sheet1.B49 Sheet1.K36:Sheet1.K49 Sheet1.E36:Sheet1.E49 Sheet1.E36:Sheet1.E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7.3075in" svg:y="11.3445in">
            <draw:object draw:notify-on-update-of-ranges="Sheet1.M2:Sheet1.M7 Sheet1.W2:Sheet1.W7 Sheet1.E36:Sheet1.E50 Sheet1.E36:Sheet1.E5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.0043718177486911" calcext:value-type="float">
            <text:p>0.0043718177486911</text:p>
          </table:table-cell>
          <table:table-cell office:value-type="float" office:value="0.0000460940901533247" calcext:value-type="float">
            <text:p>4.60940901533247E-05</text:p>
          </table:table-cell>
          <table:table-cell office:value-type="float" office:value="0.00373812" calcext:value-type="float">
            <text:p>0.00373812</text:p>
          </table:table-cell>
          <table:table-cell table:number-columns-repeated="4" office:value-type="float" office:value="0.004375153" calcext:value-type="float">
            <text:p>0.004375153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.937176246831522" calcext:value-type="float">
            <text:p>0.937176246831522</text:p>
          </table:table-cell>
          <table:table-cell office:value-type="float" office:value="0.00298045193175418" calcext:value-type="float">
            <text:p>0.00298045193175418</text:p>
          </table:table-cell>
          <table:table-cell table:number-columns-repeated="4" office:value-type="float" office:value="0.936956525" calcext:value-type="float">
            <text:p>0.936956525</text:p>
          </table:table-cell>
          <table:table-cell office:value-type="float" office:value="0.977385342" calcext:value-type="float">
            <text:p>0.977385342</text:p>
          </table:table-cell>
          <table:table-cell office:value-type="float" office:value="6.28237531684783" calcext:value-type="float">
            <text:p>6.282375316847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-0.00316714597368421" calcext:value-type="float">
            <text:p>-0.00316714597368421</text:p>
          </table:table-cell>
          <table:table-cell office:value-type="float" office:value="0.000291909065884716" calcext:value-type="float">
            <text:p>0.000291909065884716</text:p>
          </table:table-cell>
          <table:table-cell table:number-columns-repeated="4" office:value-type="float" office:value="-0.003252383" calcext:value-type="float">
            <text:p>-0.003252383</text:p>
          </table:table-cell>
          <table:table-cell office:value-type="float" office:value="-0.002172714" calcext:value-type="float">
            <text:p>-0.002172714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-0.78226671856" calcext:value-type="float">
            <text:p>-0.78226671856</text:p>
          </table:table-cell>
          <table:table-cell office:value-type="float" office:value="0.0316175359450802" calcext:value-type="float">
            <text:p>0.0316175359450802</text:p>
          </table:table-cell>
          <table:table-cell office:value-type="float" office:value="-0.897222817" calcext:value-type="float">
            <text:p>-0.897222817</text:p>
          </table:table-cell>
          <table:table-cell table:number-columns-repeated="4" office:value-type="float" office:value="-0.773614109" calcext:value-type="float">
            <text:p>-0.773614109</text:p>
          </table:table-cell>
          <table:table-cell office:value-type="float" office:value="21.773328144" calcext:value-type="float">
            <text:p>21.7733281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-0.00845253916666667" calcext:value-type="float">
            <text:p>-0.00845253916666667</text:p>
          </table:table-cell>
          <table:table-cell office:value-type="float" office:value="0.0000397599969551762" calcext:value-type="float">
            <text:p>3.97599969551762E-05</text:p>
          </table:table-cell>
          <table:table-cell table:number-columns-repeated="4" office:value-type="float" office:value="-0.008462158" calcext:value-type="float">
            <text:p>-0.008462158</text:p>
          </table:table-cell>
          <table:table-cell office:value-type="float" office:value="-0.008289019" calcext:value-type="float">
            <text:p>-0.008289019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.968556106" calcext:value-type="float">
            <text:p>0.968556106</text:p>
          </table:table-cell>
          <table:table-cell office:value-type="float" office:value="2.22548679591733E-016" calcext:value-type="float">
            <text:p>2.22548679591733E-16</text:p>
          </table:table-cell>
          <table:table-cell table:number-columns-repeated="5" office:value-type="float" office:value="0.968556106" calcext:value-type="float">
            <text:p>0.968556106</text:p>
          </table:table-cell>
          <table:table-cell office:value-type="float" office:value="3.14438940000002" calcext:value-type="float">
            <text:p>3.14438940000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.937176246831522" calcext:value-type="float">
            <text:p>0.937176246831522</text:p>
          </table:table-cell>
          <table:table-cell office:value-type="float" office:value="0.00298045193175418" calcext:value-type="float">
            <text:p>0.00298045193175418</text:p>
          </table:table-cell>
          <table:table-cell table:number-columns-repeated="4" office:value-type="float" office:value="0.936956525" calcext:value-type="float">
            <text:p>0.936956525</text:p>
          </table:table-cell>
          <table:table-cell office:value-type="float" office:value="0.977385342" calcext:value-type="float">
            <text:p>0.977385342</text:p>
          </table:table-cell>
          <table:table-cell office:value-type="float" office:value="6.28237531684783" calcext:value-type="float">
            <text:p>6.282375316847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35" calcext:value-type="float">
            <text:p>235</text:p>
          </table:table-cell>
          <table:table-cell office:value-type="float" office:value="-1.016577721" calcext:value-type="float">
            <text:p>-1.016577721</text:p>
          </table:table-cell>
          <table:table-cell office:value-type="float" office:value="4.45037106787365E-016" calcext:value-type="float">
            <text:p>4.45037106787365E-16</text:p>
          </table:table-cell>
          <table:table-cell table:number-columns-repeated="5" office:value-type="float" office:value="-1.016577721" calcext:value-type="float">
            <text:p>-1.016577721</text:p>
          </table:table-cell>
          <table:table-cell office:value-type="float" office:value="1.65777210000004" calcext:value-type="float">
            <text:p>1.657772100000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00" calcext:value-type="float">
            <text:p>200</text:p>
          </table:table-cell>
          <table:table-cell office:value-type="float" office:value="-0.78226671856" calcext:value-type="float">
            <text:p>-0.78226671856</text:p>
          </table:table-cell>
          <table:table-cell office:value-type="float" office:value="0.0316175359450802" calcext:value-type="float">
            <text:p>0.0316175359450802</text:p>
          </table:table-cell>
          <table:table-cell office:value-type="float" office:value="-0.897222817" calcext:value-type="float">
            <text:p>-0.897222817</text:p>
          </table:table-cell>
          <table:table-cell table:number-columns-repeated="4" office:value-type="float" office:value="-0.773614109" calcext:value-type="float">
            <text:p>-0.773614109</text:p>
          </table:table-cell>
          <table:table-cell office:value-type="float" office:value="21.773328144" calcext:value-type="float">
            <text:p>21.7733281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676030278" calcext:value-type="float">
            <text:p>0.67603027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676030278" calcext:value-type="float">
            <text:p>0.676030278</text:p>
          </table:table-cell>
          <table:table-cell office:value-type="float" office:value="32.3969722" calcext:value-type="float">
            <text:p>32.39697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-0.00900370784375" calcext:value-type="float">
            <text:p>-0.00900370784375</text:p>
          </table:table-cell>
          <table:table-cell office:value-type="float" office:value="0.000187405732315443" calcext:value-type="float">
            <text:p>0.000187405732315443</text:p>
          </table:table-cell>
          <table:table-cell office:value-type="float" office:value="-0.011586953" calcext:value-type="float">
            <text:p>-0.011586953</text:p>
          </table:table-cell>
          <table:table-cell table:number-columns-repeated="4" office:value-type="float" office:value="-0.008990183" calcext:value-type="float">
            <text:p>-0.008990183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10" calcext:value-type="float">
            <text:p>210</text:p>
          </table:table-cell>
          <table:table-cell office:value-type="float" office:value="-1.06387006037143" calcext:value-type="float">
            <text:p>-1.06387006037143</text:p>
          </table:table-cell>
          <table:table-cell office:value-type="float" office:value="0.0779783525426876" calcext:value-type="float">
            <text:p>0.0779783525426876</text:p>
          </table:table-cell>
          <table:table-cell table:number-columns-repeated="4" office:value-type="float" office:value="-1.087689042" calcext:value-type="float">
            <text:p>-1.087689042</text:p>
          </table:table-cell>
          <table:table-cell office:value-type="float" office:value="-0.809800923" calcext:value-type="float">
            <text:p>-0.809800923</text:p>
          </table:table-cell>
          <table:table-cell office:value-type="float" office:value="6.38700603714288" calcext:value-type="float">
            <text:p>6.387006037142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-0.018496534" calcext:value-type="float">
            <text:p>-0.018496534</text:p>
          </table:table-cell>
          <table:table-cell office:value-type="float" office:value="3.47833159377866E-018" calcext:value-type="float">
            <text:p>3.47833159377866E-18</text:p>
          </table:table-cell>
          <table:table-cell table:number-columns-repeated="5" office:value-type="float" office:value="-0.018496534" calcext:value-type="float">
            <text:p>-0.018496534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.968556106" calcext:value-type="float">
            <text:p>0.968556106</text:p>
          </table:table-cell>
          <table:table-cell office:value-type="float" office:value="2.22548679591733E-016" calcext:value-type="float">
            <text:p>2.22548679591733E-16</text:p>
          </table:table-cell>
          <table:table-cell table:number-columns-repeated="5" office:value-type="float" office:value="0.968556106" calcext:value-type="float">
            <text:p>0.968556106</text:p>
          </table:table-cell>
          <table:table-cell office:value-type="float" office:value="3.14438940000002" calcext:value-type="float">
            <text:p>3.14438940000002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35" calcext:value-type="float">
            <text:p>235</text:p>
          </table:table-cell>
          <table:table-cell office:value-type="float" office:value="-1.016577721" calcext:value-type="float">
            <text:p>-1.016577721</text:p>
          </table:table-cell>
          <table:table-cell office:value-type="float" office:value="4.45037106787365E-016" calcext:value-type="float">
            <text:p>4.45037106787365E-16</text:p>
          </table:table-cell>
          <table:table-cell table:number-columns-repeated="5" office:value-type="float" office:value="-1.016577721" calcext:value-type="float">
            <text:p>-1.016577721</text:p>
          </table:table-cell>
          <table:table-cell office:value-type="float" office:value="1.65777210000004" calcext:value-type="float">
            <text:p>1.65777210000004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-0.036001835" calcext:value-type="float">
            <text:p>-0.036001835</text:p>
          </table:table-cell>
          <table:table-cell office:value-type="float" office:value="6.95547431919222E-018" calcext:value-type="float">
            <text:p>6.95547431919222E-18</text:p>
          </table:table-cell>
          <table:table-cell table:number-columns-repeated="5" office:value-type="float" office:value="-0.036001835" calcext:value-type="float">
            <text:p>-0.036001835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-0.029853912" calcext:value-type="float">
            <text:p>-0.02985391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0.029853912" calcext:value-type="float">
            <text:p>-0.029853912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676030278" calcext:value-type="float">
            <text:p>0.67603027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676030278" calcext:value-type="float">
            <text:p>0.676030278</text:p>
          </table:table-cell>
          <table:table-cell office:value-type="float" office:value="32.3969722" calcext:value-type="float">
            <text:p>32.396972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10" calcext:value-type="float">
            <text:p>210</text:p>
          </table:table-cell>
          <table:table-cell office:value-type="float" office:value="-1.06387006037143" calcext:value-type="float">
            <text:p>-1.06387006037143</text:p>
          </table:table-cell>
          <table:table-cell office:value-type="float" office:value="0.0779783525426876" calcext:value-type="float">
            <text:p>0.0779783525426876</text:p>
          </table:table-cell>
          <table:table-cell table:number-columns-repeated="4" office:value-type="float" office:value="-1.087689042" calcext:value-type="float">
            <text:p>-1.087689042</text:p>
          </table:table-cell>
          <table:table-cell office:value-type="float" office:value="-0.809800923" calcext:value-type="float">
            <text:p>-0.809800923</text:p>
          </table:table-cell>
          <table:table-cell office:value-type="float" office:value="6.38700603714288" calcext:value-type="float">
            <text:p>6.38700603714288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-0.04980078" calcext:value-type="float">
            <text:p>-0.04980078</text:p>
          </table:table-cell>
          <table:table-cell office:value-type="float" office:value="6.95762239655017E-018" calcext:value-type="float">
            <text:p>6.95762239655017E-18</text:p>
          </table:table-cell>
          <table:table-cell table:number-columns-repeated="5" office:value-type="float" office:value="-0.04980078" calcext:value-type="float">
            <text:p>-0.04980078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-0.0155359996073298" calcext:value-type="float">
            <text:p>-0.0155359996073298</text:p>
          </table:table-cell>
          <table:table-cell office:value-type="float" office:value="0.0000200171849531911" calcext:value-type="float">
            <text:p>2.00171849531911E-05</text:p>
          </table:table-cell>
          <table:table-cell table:number-columns-repeated="4" office:value-type="float" office:value="-0.015537448" calcext:value-type="float">
            <text:p>-0.015537448</text:p>
          </table:table-cell>
          <table:table-cell office:value-type="float" office:value="-0.015260805" calcext:value-type="float">
            <text:p>-0.015260805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-0.0159016920789474" calcext:value-type="float">
            <text:p>-0.0159016920789474</text:p>
          </table:table-cell>
          <table:table-cell office:value-type="float" office:value="0.00000508537118341461" calcext:value-type="float">
            <text:p>5.08537118341461E-06</text:p>
          </table:table-cell>
          <table:table-cell table:number-columns-repeated="4" office:value-type="float" office:value="-0.015903177" calcext:value-type="float">
            <text:p>-0.015903177</text:p>
          </table:table-cell>
          <table:table-cell office:value-type="float" office:value="-0.015884368" calcext:value-type="float">
            <text:p>-0.015884368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-0.0133960518333333" calcext:value-type="float">
            <text:p>-0.0133960518333333</text:p>
          </table:table-cell>
          <table:table-cell office:value-type="float" office:value="0.000532099717711728" calcext:value-type="float">
            <text:p>0.000532099717711728</text:p>
          </table:table-cell>
          <table:table-cell office:value-type="float" office:value="-0.015584408" calcext:value-type="float">
            <text:p>-0.015584408</text:p>
          </table:table-cell>
          <table:table-cell table:number-columns-repeated="4" office:value-type="float" office:value="-0.013267325" calcext:value-type="float">
            <text:p>-0.013267325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-0.0458363725815217" calcext:value-type="float">
            <text:p>-0.0458363725815217</text:p>
          </table:table-cell>
          <table:table-cell office:value-type="float" office:value="0.0000687535848536117" calcext:value-type="float">
            <text:p>6.87535848536117E-05</text:p>
          </table:table-cell>
          <table:table-cell office:value-type="float" office:value="-0.046763923" calcext:value-type="float">
            <text:p>-0.046763923</text:p>
          </table:table-cell>
          <table:table-cell table:number-columns-repeated="4" office:value-type="float" office:value="-0.045831304" calcext:value-type="float">
            <text:p>-0.045831304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0982578466" calcext:value-type="float">
            <text:p>0.00982578466</text:p>
          </table:table-cell>
          <table:table-cell office:value-type="float" office:value="0.000631881052518545" calcext:value-type="float">
            <text:p>0.000631881052518545</text:p>
          </table:table-cell>
          <table:table-cell table:number-columns-repeated="4" office:value-type="float" office:value="0.009652861" calcext:value-type="float">
            <text:p>0.009652861</text:p>
          </table:table-cell>
          <table:table-cell office:value-type="float" office:value="0.012123199" calcext:value-type="float">
            <text:p>0.012123199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-0.0148148151510417" calcext:value-type="float">
            <text:p>-0.0148148151510417</text:p>
          </table:table-cell>
          <table:table-cell office:value-type="float" office:value="0.000238221432764519" calcext:value-type="float">
            <text:p>0.000238221432764519</text:p>
          </table:table-cell>
          <table:table-cell office:value-type="float" office:value="-0.018098516" calcext:value-type="float">
            <text:p>-0.018098516</text:p>
          </table:table-cell>
          <table:table-cell table:number-columns-repeated="4" office:value-type="float" office:value="-0.014797623" calcext:value-type="float">
            <text:p>-0.014797623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-0.017521139" calcext:value-type="float">
            <text:p>-0.017521139</text:p>
          </table:table-cell>
          <table:table-cell office:value-type="float" office:value="3.47833159377866E-018" calcext:value-type="float">
            <text:p>3.47833159377866E-18</text:p>
          </table:table-cell>
          <table:table-cell table:number-columns-repeated="5" office:value-type="float" office:value="-0.017521139" calcext:value-type="float">
            <text:p>-0.017521139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-0.050603144" calcext:value-type="float">
            <text:p>-0.0506031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0.050603144" calcext:value-type="float">
            <text:p>-0.050603144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.010047198" calcext:value-type="float">
            <text:p>0.010047198</text:p>
          </table:table-cell>
          <table:table-cell office:value-type="float" office:value="5.21527859516443E-018" calcext:value-type="float">
            <text:p>5.21527859516443E-18</text:p>
          </table:table-cell>
          <table:table-cell table:number-columns-repeated="5" office:value-type="float" office:value="0.010047198" calcext:value-type="float">
            <text:p>0.010047198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-0.02261446" calcext:value-type="float">
            <text:p>-0.02261446</text:p>
          </table:table-cell>
          <table:table-cell office:value-type="float" office:value="3.47773715959611E-018" calcext:value-type="float">
            <text:p>3.47773715959611E-18</text:p>
          </table:table-cell>
          <table:table-cell table:number-columns-repeated="5" office:value-type="float" office:value="-0.02261446" calcext:value-type="float">
            <text:p>-0.02261446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-0.019115731" calcext:value-type="float">
            <text:p>-0.019115731</text:p>
          </table:table-cell>
          <table:table-cell office:value-type="float" office:value="3.47861327427422E-018" calcext:value-type="float">
            <text:p>3.47861327427422E-18</text:p>
          </table:table-cell>
          <table:table-cell table:number-columns-repeated="5" office:value-type="float" office:value="-0.019115731" calcext:value-type="float">
            <text:p>-0.019115731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-0.039800733" calcext:value-type="float">
            <text:p>-0.039800733</text:p>
          </table:table-cell>
          <table:table-cell office:value-type="float" office:value="6.95539545849211E-018" calcext:value-type="float">
            <text:p>6.95539545849211E-18</text:p>
          </table:table-cell>
          <table:table-cell table:number-columns-repeated="5" office:value-type="float" office:value="-0.039800733" calcext:value-type="float">
            <text:p>-0.039800733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.00535660648571429" calcext:value-type="float">
            <text:p>0.00535660648571429</text:p>
          </table:table-cell>
          <table:table-cell office:value-type="float" office:value="0.000777481062116094" calcext:value-type="float">
            <text:p>0.000777481062116094</text:p>
          </table:table-cell>
          <table:table-cell office:value-type="float" office:value="0.002823417" calcext:value-type="float">
            <text:p>0.002823417</text:p>
          </table:table-cell>
          <table:table-cell table:number-columns-repeated="4" office:value-type="float" office:value="0.005594093" calcext:value-type="float">
            <text:p>0.005594093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-0.026718354" calcext:value-type="float">
            <text:p>-0.026718354</text:p>
          </table:table-cell>
          <table:table-cell office:value-type="float" office:value="3.47881119827508E-018" calcext:value-type="float">
            <text:p>3.47881119827508E-18</text:p>
          </table:table-cell>
          <table:table-cell table:number-columns-repeated="5" office:value-type="float" office:value="-0.026718354" calcext:value-type="float">
            <text:p>-0.026718354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2.84638876332984" calcext:value-type="float">
            <text:p>2.84638876332984</text:p>
          </table:table-cell>
          <table:table-cell office:value-type="float" office:value="0.00791057792322064" calcext:value-type="float">
            <text:p>0.00791057792322064</text:p>
          </table:table-cell>
          <table:table-cell table:number-columns-repeated="4" office:value-type="float" office:value="2.845816374" calcext:value-type="float">
            <text:p>2.845816374</text:p>
          </table:table-cell>
          <table:table-cell office:value-type="float" office:value="2.955142736" calcext:value-type="float">
            <text:p>2.955142736</text:p>
          </table:table-cell>
          <table:table-cell office:value-type="float" office:value="5.1203745556719" calcext:value-type="float">
            <text:p>5.120374555671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90" calcext:value-type="float">
            <text:p>190</text:p>
          </table:table-cell>
          <table:table-cell office:value-type="float" office:value="3.43156927502632" calcext:value-type="float">
            <text:p>3.43156927502632</text:p>
          </table:table-cell>
          <table:table-cell office:value-type="float" office:value="0.0565971458382416" calcext:value-type="float">
            <text:p>0.0565971458382416</text:p>
          </table:table-cell>
          <table:table-cell office:value-type="float" office:value="3.238762617" calcext:value-type="float">
            <text:p>3.238762617</text:p>
          </table:table-cell>
          <table:table-cell table:number-columns-repeated="4" office:value-type="float" office:value="3.44809556" calcext:value-type="float">
            <text:p>3.44809556</text:p>
          </table:table-cell>
          <table:table-cell office:value-type="float" office:value="1.95516357067671" calcext:value-type="float">
            <text:p>1.9551635706767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3.30255201133333" calcext:value-type="float">
            <text:p>3.30255201133333</text:p>
          </table:table-cell>
          <table:table-cell office:value-type="float" office:value="0.0715368040751862" calcext:value-type="float">
            <text:p>0.0715368040751862</text:p>
          </table:table-cell>
          <table:table-cell table:number-columns-repeated="4" office:value-type="float" office:value="3.285245657" calcext:value-type="float">
            <text:p>3.285245657</text:p>
          </table:table-cell>
          <table:table-cell office:value-type="float" office:value="3.596760035" calcext:value-type="float">
            <text:p>3.596760035</text:p>
          </table:table-cell>
          <table:table-cell office:value-type="float" office:value="17.4361997166667" calcext:value-type="float">
            <text:p>17.4361997166667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3.80814611997283" calcext:value-type="float">
            <text:p>3.80814611997283</text:p>
          </table:table-cell>
          <table:table-cell office:value-type="float" office:value="0.0117801064971457" calcext:value-type="float">
            <text:p>0.0117801064971457</text:p>
          </table:table-cell>
          <table:table-cell table:number-columns-repeated="4" office:value-type="float" office:value="3.807277679" calcext:value-type="float">
            <text:p>3.807277679</text:p>
          </table:table-cell>
          <table:table-cell office:value-type="float" office:value="3.967070818" calcext:value-type="float">
            <text:p>3.967070818</text:p>
          </table:table-cell>
          <table:table-cell office:value-type="float" office:value="4.79634700067935" calcext:value-type="float">
            <text:p>4.7963470006793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3.10261584794" calcext:value-type="float">
            <text:p>3.10261584794</text:p>
          </table:table-cell>
          <table:table-cell office:value-type="float" office:value="0.126424283677814" calcext:value-type="float">
            <text:p>0.126424283677814</text:p>
          </table:table-cell>
          <table:table-cell table:number-columns-repeated="4" office:value-type="float" office:value="3.06801796" calcext:value-type="float">
            <text:p>3.06801796</text:p>
          </table:table-cell>
          <table:table-cell office:value-type="float" office:value="3.562273502" calcext:value-type="float">
            <text:p>3.562273502</text:p>
          </table:table-cell>
          <table:table-cell office:value-type="float" office:value="22.4346038015" calcext:value-type="float">
            <text:p>22.434603801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192" calcext:value-type="float">
            <text:p>192</text:p>
          </table:table-cell>
          <table:table-cell office:value-type="float" office:value="3.90820928896875" calcext:value-type="float">
            <text:p>3.90820928896875</text:p>
          </table:table-cell>
          <table:table-cell office:value-type="float" office:value="0.0398544470799278" calcext:value-type="float">
            <text:p>0.0398544470799278</text:p>
          </table:table-cell>
          <table:table-cell table:number-columns-repeated="4" office:value-type="float" office:value="3.905333042" calcext:value-type="float">
            <text:p>3.905333042</text:p>
          </table:table-cell>
          <table:table-cell office:value-type="float" office:value="4.45757246" calcext:value-type="float">
            <text:p>4.45757246</text:p>
          </table:table-cell>
          <table:table-cell office:value-type="float" office:value="13.1509046895833" calcext:value-type="float">
            <text:p>13.1509046895833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  <table:table-cell office:value-type="float" office:value="4.994361401" calcext:value-type="float">
            <text:p>4.994361401</text:p>
          </table:table-cell>
          <table:table-cell office:value-type="float" office:value="8.90452888007337E-016" calcext:value-type="float">
            <text:p>8.90452888007337E-16</text:p>
          </table:table-cell>
          <table:table-cell table:number-columns-repeated="5" office:value-type="float" office:value="4.994361401" calcext:value-type="float">
            <text:p>4.994361401</text:p>
          </table:table-cell>
          <table:table-cell office:value-type="float" office:value="0.112771980000019" calcext:value-type="float">
            <text:p>0.112771980000019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float" office:value="4.994361401" calcext:value-type="float">
            <text:p>4.99436140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.994361401" calcext:value-type="float">
            <text:p>4.994361401</text:p>
          </table:table-cell>
          <table:table-cell office:value-type="float" office:value="0.112771980000002" calcext:value-type="float">
            <text:p>0.112771980000002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float" office:value="4.994361401" calcext:value-type="float">
            <text:p>4.99436140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.994361401" calcext:value-type="float">
            <text:p>4.994361401</text:p>
          </table:table-cell>
          <table:table-cell office:value-type="float" office:value="0.112771980000002" calcext:value-type="float">
            <text:p>0.112771980000002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210" calcext:value-type="float">
            <text:p>210</text:p>
          </table:table-cell>
          <table:table-cell office:value-type="float" office:value="5.569826603" calcext:value-type="float">
            <text:p>5.569826603</text:p>
          </table:table-cell>
          <table:table-cell office:value-type="float" office:value="8.90300712856605E-016" calcext:value-type="float">
            <text:p>8.90300712856605E-16</text:p>
          </table:table-cell>
          <table:table-cell table:number-columns-repeated="5" office:value-type="float" office:value="5.569826603" calcext:value-type="float">
            <text:p>5.569826603</text:p>
          </table:table-cell>
          <table:table-cell office:value-type="float" office:value="1.26957460000002" calcext:value-type="float">
            <text:p>1.26957460000002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4.426155567" calcext:value-type="float">
            <text:p>4.426155567</text:p>
          </table:table-cell>
          <table:table-cell office:value-type="float" office:value="1.7810499964284E-015" calcext:value-type="float">
            <text:p>1.7810499964284E-15</text:p>
          </table:table-cell>
          <table:table-cell table:number-columns-repeated="5" office:value-type="float" office:value="4.426155567" calcext:value-type="float">
            <text:p>4.426155567</text:p>
          </table:table-cell>
          <table:table-cell office:value-type="float" office:value="26.23074055" calcext:value-type="float">
            <text:p>26.23074055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11" calcext:value-type="float">
            <text:p>211</text:p>
          </table:table-cell>
          <table:table-cell office:value-type="float" office:value="4.269810677" calcext:value-type="float">
            <text:p>4.269810677</text:p>
          </table:table-cell>
          <table:table-cell office:value-type="float" office:value="8.90290618686991E-016" calcext:value-type="float">
            <text:p>8.90290618686991E-16</text:p>
          </table:table-cell>
          <table:table-cell table:number-columns-repeated="5" office:value-type="float" office:value="4.269810677" calcext:value-type="float">
            <text:p>4.269810677</text:p>
          </table:table-cell>
          <table:table-cell office:value-type="float" office:value="28.8364887166667" calcext:value-type="float">
            <text:p>28.8364887166667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6.02840096582857" calcext:value-type="float">
            <text:p>6.02840096582857</text:p>
          </table:table-cell>
          <table:table-cell office:value-type="float" office:value="0.439762684930573" calcext:value-type="float">
            <text:p>0.439762684930573</text:p>
          </table:table-cell>
          <table:table-cell office:value-type="float" office:value="4.595565796" calcext:value-type="float">
            <text:p>4.595565796</text:p>
          </table:table-cell>
          <table:table-cell table:number-columns-repeated="4" office:value-type="float" office:value="6.162729263" calcext:value-type="float">
            <text:p>6.162729263</text:p>
          </table:table-cell>
          <table:table-cell office:value-type="float" office:value="0.473349430476218" calcext:value-type="float">
            <text:p>0.473349430476218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186" calcext:value-type="float">
            <text:p>186</text:p>
          </table:table-cell>
          <table:table-cell office:value-type="float" office:value="6.58059454" calcext:value-type="float">
            <text:p>6.5805945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.58059454" calcext:value-type="float">
            <text:p>6.58059454</text:p>
          </table:table-cell>
          <table:table-cell office:value-type="float" office:value="1.239916" calcext:value-type="float">
            <text:p>1.23991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0:44:35.258273417</meta:creation-date>
    <meta:generator>LibreOffice/7.3.7.2$Linux_X86_64 LibreOffice_project/30$Build-2</meta:generator>
    <dc:date>2023-07-19T12:53:43.403501508</dc:date>
    <meta:editing-duration>PT11M20S</meta:editing-duration>
    <meta:editing-cycles>3</meta:editing-cycles>
    <meta:document-statistic meta:table-count="1" meta:cell-count="558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8cm" svg:height="22.738cm" xlink:href=".." xlink:type="simple" chart:class="chart:scatter" chart:style-name="ch1">
        <chart:title svg:x="8.706cm" svg:y="0.59cm" chart:style-name="ch2">
          <text:p>isaac bright</text:p>
        </chart:title>
        <chart:legend chart:legend-position="end" svg:x="18.278cm" svg:y="10.821cm" style:legend-expansion="high" chart:style-name="ch3"/>
        <chart:plot-area chart:style-name="ch4" table:cell-range-address="Sheet1.B2:Sheet1.B15 Sheet1.B36:Sheet1.B49 Sheet1.D36:Sheet1.D49" chart:data-source-has-labels="row" svg:x="1.408cm" svg:y="1.823cm" svg:width="16.473cm" svg:height="19.48cm">
          <chart:coordinate-region svg:x="1.699cm" svg:y="2.022cm" svg:width="15.942cm" svg:height="18.634cm"/>
          <chart:axis chart:dimension="x" chart:name="primary-x" chart:style-name="ch5">
            <chart:title svg:x="9.375cm" svg:y="21.757cm" chart:style-name="ch6">
              <text:p>[m]</text:p>
            </chart:title>
          </chart:axis>
          <chart:axis chart:dimension="y" chart:name="primary-y" chart:style-name="ch7">
            <chart:title svg:x="0.451cm" svg:y="11.832cm" chart:style-name="ch8">
              <text:p>[m]</text:p>
            </chart:title>
            <chart:grid chart:style-name="ch9" chart:class="major"/>
          </chart:axis>
          <chart:series chart:style-name="ch10" chart:values-cell-range-address="Sheet1.B36:Sheet1.B49" loext:label-string="real" chart:class="chart:scatter">
            <chart:domain table:cell-range-address="Sheet1.B2:Sheet1.B15"/>
            <chart:data-point chart:repeated="14"/>
          </chart:series>
          <chart:series chart:style-name="ch11" chart:values-cell-range-address="Sheet1.D36:Sheet1.D49" loext:label-string="meas" chart:class="chart:scatter">
            <chart:domain table:cell-range-address="Sheet1.D2:Sheet1.D15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D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5</svg:desc>
                </draw:g>
              </table:table-cell>
              <table:table-cell office:value-type="float" office:value="3">
                <text:p>3</text:p>
                <draw:g>
                  <svg:desc>Sheet1.B36:Sheet1.B49</svg:desc>
                </draw:g>
              </table:table-cell>
              <table:table-cell office:value-type="float" office:value="0.0043718177486911">
                <text:p>0.0043718177486911</text:p>
                <draw:g>
                  <svg:desc>Sheet1.D2:Sheet1.D15</svg:desc>
                </draw:g>
              </table:table-cell>
              <table:table-cell office:value-type="float" office:value="2.84638876332984">
                <text:p>2.84638876332984</text:p>
                <draw:g>
                  <svg:desc>Sheet1.D36:Sheet1.D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-0.00316714597368421">
                <text:p>-0.00316714597368421</text:p>
              </table:table-cell>
              <table:table-cell office:value-type="float" office:value="3.43156927502632">
                <text:p>3.43156927502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-0.00845253916666667">
                <text:p>-0.00845253916666667</text:p>
              </table:table-cell>
              <table:table-cell office:value-type="float" office:value="3.30255201133333">
                <text:p>3.302552011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937176246831522">
                <text:p>0.937176246831522</text:p>
              </table:table-cell>
              <table:table-cell office:value-type="float" office:value="3.80814611997283">
                <text:p>3.80814611997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0.78226671856">
                <text:p>-0.78226671856</text:p>
              </table:table-cell>
              <table:table-cell office:value-type="float" office:value="3.10261584794">
                <text:p>3.102615847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-0.00900370784375">
                <text:p>-0.00900370784375</text:p>
              </table:table-cell>
              <table:table-cell office:value-type="float" office:value="3.90820928896875">
                <text:p>3.9082092889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-0.018496534">
                <text:p>-0.018496534</text:p>
              </table:table-cell>
              <table:table-cell office:value-type="float" office:value="4.994361401">
                <text:p>4.9943614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968556106">
                <text:p>0.968556106</text:p>
              </table:table-cell>
              <table:table-cell office:value-type="float" office:value="4.994361401">
                <text:p>4.994361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1.016577721">
                <text:p>-1.016577721</text:p>
              </table:table-cell>
              <table:table-cell office:value-type="float" office:value="4.994361401">
                <text:p>4.9943614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-0.036001835">
                <text:p>-0.036001835</text:p>
              </table:table-cell>
              <table:table-cell office:value-type="float" office:value="5.569826603">
                <text:p>5.5698266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0.029853912">
                <text:p>-0.029853912</text:p>
              </table:table-cell>
              <table:table-cell office:value-type="float" office:value="4.426155567">
                <text:p>4.4261555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676030278">
                <text:p>0.676030278</text:p>
              </table:table-cell>
              <table:table-cell office:value-type="float" office:value="4.269810677">
                <text:p>4.269810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-1.06387006037143">
                <text:p>-1.06387006037143</text:p>
              </table:table-cell>
              <table:table-cell office:value-type="float" office:value="6.02840096582857">
                <text:p>6.02840096582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-0.04980078">
                <text:p>-0.04980078</text:p>
              </table:table-cell>
              <table:table-cell office:value-type="float" office:value="6.58059454">
                <text:p>6.580594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209cm" svg:y="0.316cm" chart:style-name="ch2">
          <text:p>z std isaac bright</text:p>
        </chart:title>
        <chart:plot-area chart:style-name="ch3" table:cell-range-address="Sheet1.B36:Sheet1.B49 Sheet1.E36:Sheet1.E49" svg:x="1.33cm" svg:y="1.275cm" svg:width="14.349cm" svg:height="6.569cm">
          <chart:coordinate-region svg:x="2.242cm" svg:y="1.474cm" svg:width="13.343cm" svg:height="5.723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4.828cm" chart:style-name="ch7">
              <text:p>std</text:p>
            </chart:title>
            <chart:grid chart:style-name="ch8" chart:class="major"/>
          </chart:axis>
          <chart:series chart:style-name="ch9" chart:values-cell-range-address="Sheet1.E36:Sheet1.E49" chart:class="chart:scatter">
            <chart:domain table:cell-range-address="Sheet1.B36:Sheet1.B49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36:Sheet1.B49</svg:desc>
                </draw:g>
              </table:table-cell>
              <table:table-cell office:value-type="float" office:value="0.00791057792322064">
                <text:p>0.00791057792322064</text:p>
                <draw:g>
                  <svg:desc>Sheet1.E36:Sheet1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565971458382416">
                <text:p>0.0565971458382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715368040751862">
                <text:p>0.0715368040751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17801064971457">
                <text:p>0.0117801064971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26424283677814">
                <text:p>0.126424283677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398544470799278">
                <text:p>0.0398544470799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.90452888007337E-016">
                <text:p>8.90452888007337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8.90300712856605E-016">
                <text:p>8.90300712856605E-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.7810499964284E-015">
                <text:p>1.7810499964284E-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8.90290618686991E-016">
                <text:p>8.90290618686991E-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439762684930573">
                <text:p>0.4397626849305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209cm" svg:y="0.316cm" chart:style-name="ch2">
          <text:p>x std isaac bright</text:p>
        </chart:title>
        <chart:plot-area chart:style-name="ch3" table:cell-range-address="Sheet1.B36:Sheet1.B49 Sheet1.E2:Sheet1.E15" svg:x="1.33cm" svg:y="1.275cm" svg:width="14.349cm" svg:height="6.569cm">
          <chart:coordinate-region svg:x="2.242cm" svg:y="1.474cm" svg:width="13.343cm" svg:height="5.723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4.828cm" chart:style-name="ch7">
              <text:p>std</text:p>
            </chart:title>
            <chart:grid chart:style-name="ch8" chart:class="major"/>
          </chart:axis>
          <chart:series chart:style-name="ch9" chart:values-cell-range-address="Sheet1.E2:Sheet1.E15" chart:class="chart:scatter">
            <chart:domain table:cell-range-address="Sheet1.B36:Sheet1.B49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36:Sheet1.B49</svg:desc>
                </draw:g>
              </table:table-cell>
              <table:table-cell office:value-type="float" office:value="0.0000460940901533247">
                <text:p>0.0000460940901533247</text:p>
                <draw:g>
                  <svg:desc>Sheet1.E2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00291909065884716">
                <text:p>0.000291909065884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00397599969551762">
                <text:p>0.0000397599969551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298045193175418">
                <text:p>0.00298045193175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316175359450802">
                <text:p>0.0316175359450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0187405732315443">
                <text:p>0.0001874057323154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.47833159377866E-018">
                <text:p>3.47833159377866E-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.22548679591733E-016">
                <text:p>2.22548679591733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.45037106787365E-016">
                <text:p>4.45037106787365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6.95547431919222E-018">
                <text:p>6.95547431919222E-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779783525426876">
                <text:p>0.0779783525426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6.95762239655017E-018">
                <text:p>6.95762239655017E-0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E36:Sheet1.E49" chart:error-lower-range="Sheet1.E36:Sheet1.E49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E36:Sheet1.E49" chart:error-lower-range="Sheet1.E36:Sheet1.E49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36:Sheet1.E49" chart:error-lower-range="Sheet1.E36:Sheet1.E49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241cm" svg:y="0.316cm" chart:style-name="ch2">
          <text:p>error Z</text:p>
        </chart:title>
        <chart:plot-area chart:style-name="ch3" table:cell-range-address="Sheet1.B36:Sheet1.B49 Sheet1.K36:Sheet1.K49" svg:x="1.33cm" svg:y="1.275cm" svg:width="14.349cm" svg:height="6.57cm">
          <chart:coordinate-region svg:x="1.951cm" svg:y="1.474cm" svg:width="13.634cm" svg:height="5.724cm"/>
          <chart:axis chart:dimension="x" chart:name="primary-x" chart:style-name="ch4">
            <chart:title svg:x="7.587cm" svg:y="8.025cm" chart:style-name="ch5">
              <text:p>distance [m]</text:p>
            </chart:title>
          </chart:axis>
          <chart:axis chart:dimension="y" chart:name="primary-y" chart:style-name="ch6">
            <chart:title svg:x="0.451cm" svg:y="6.112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Sheet1.K36:Sheet1.K49" chart:class="chart:scatter">
            <chart:domain table:cell-range-address="Sheet1.B36:Sheet1.B49"/>
            <chart:error-indicator chart:style-name="ch10" chart:dimension="y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36:Sheet1.B49</svg:desc>
                </draw:g>
              </table:table-cell>
              <table:table-cell office:value-type="float" office:value="5.1203745556719">
                <text:p>5.1203745556719</text:p>
                <draw:g>
                  <svg:desc>Sheet1.K36:Sheet1.K49</svg:desc>
                </draw:g>
              </table:table-cell>
              <table:table-cell office:value-type="float" office:value="0.00791057792322064">
                <text:p>0.00791057792322064</text:p>
                <draw:g>
                  <svg:desc>Sheet1.E36:Sheet1.E49</svg:desc>
                </draw:g>
              </table:table-cell>
              <table:table-cell office:value-type="float" office:value="0.00791057792322064">
                <text:p>0.00791057792322064</text:p>
                <draw:g>
                  <svg:desc>Sheet1.E36:Sheet1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.95516357067671">
                <text:p>1.95516357067671</text:p>
              </table:table-cell>
              <table:table-cell office:value-type="float" office:value="0.0565971458382416">
                <text:p>0.0565971458382416</text:p>
              </table:table-cell>
              <table:table-cell office:value-type="float" office:value="0.0565971458382416">
                <text:p>0.0565971458382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7.4361997166667">
                <text:p>17.4361997166667</text:p>
              </table:table-cell>
              <table:table-cell office:value-type="float" office:value="0.0715368040751862">
                <text:p>0.0715368040751862</text:p>
              </table:table-cell>
              <table:table-cell office:value-type="float" office:value="0.0715368040751862">
                <text:p>0.0715368040751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79634700067935">
                <text:p>4.79634700067935</text:p>
              </table:table-cell>
              <table:table-cell office:value-type="float" office:value="0.0117801064971457">
                <text:p>0.0117801064971457</text:p>
              </table:table-cell>
              <table:table-cell office:value-type="float" office:value="0.0117801064971457">
                <text:p>0.0117801064971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2.4346038015">
                <text:p>22.4346038015</text:p>
              </table:table-cell>
              <table:table-cell office:value-type="float" office:value="0.126424283677814">
                <text:p>0.126424283677814</text:p>
              </table:table-cell>
              <table:table-cell office:value-type="float" office:value="0.126424283677814">
                <text:p>0.126424283677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13.1509046895833">
                <text:p>13.1509046895833</text:p>
              </table:table-cell>
              <table:table-cell office:value-type="float" office:value="0.0398544470799278">
                <text:p>0.0398544470799278</text:p>
              </table:table-cell>
              <table:table-cell office:value-type="float" office:value="0.0398544470799278">
                <text:p>0.0398544470799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112771980000019">
                <text:p>0.112771980000019</text:p>
              </table:table-cell>
              <table:table-cell office:value-type="float" office:value="8.90452888007337E-016">
                <text:p>8.90452888007337E-016</text:p>
              </table:table-cell>
              <table:table-cell office:value-type="float" office:value="8.90452888007337E-016">
                <text:p>8.90452888007337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112771980000002">
                <text:p>0.11277198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112771980000002">
                <text:p>0.11277198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1.26957460000002">
                <text:p>1.26957460000002</text:p>
              </table:table-cell>
              <table:table-cell office:value-type="float" office:value="8.90300712856605E-016">
                <text:p>8.90300712856605E-016</text:p>
              </table:table-cell>
              <table:table-cell office:value-type="float" office:value="8.90300712856605E-016">
                <text:p>8.90300712856605E-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6.23074055">
                <text:p>26.23074055</text:p>
              </table:table-cell>
              <table:table-cell office:value-type="float" office:value="1.7810499964284E-015">
                <text:p>1.7810499964284E-015</text:p>
              </table:table-cell>
              <table:table-cell office:value-type="float" office:value="1.7810499964284E-015">
                <text:p>1.7810499964284E-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28.8364887166667">
                <text:p>28.8364887166667</text:p>
              </table:table-cell>
              <table:table-cell office:value-type="float" office:value="8.90290618686991E-016">
                <text:p>8.90290618686991E-016</text:p>
              </table:table-cell>
              <table:table-cell office:value-type="float" office:value="8.90290618686991E-016">
                <text:p>8.90290618686991E-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473349430476218">
                <text:p>0.473349430476218</text:p>
              </table:table-cell>
              <table:table-cell office:value-type="float" office:value="0.439762684930573">
                <text:p>0.439762684930573</text:p>
              </table:table-cell>
              <table:table-cell office:value-type="float" office:value="0.439762684930573">
                <text:p>0.4397626849305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.239916">
                <text:p>1.239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E36:Sheet1.E50" chart:error-lower-range="Sheet1.E36:Sheet1.E50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E36:Sheet1.E50" chart:error-lower-range="Sheet1.E36:Sheet1.E50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36:Sheet1.E50" chart:error-lower-range="Sheet1.E36:Sheet1.E50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29cm" svg:y="0.316cm" chart:style-name="ch2">
          <text:p>error X</text:p>
        </chart:title>
        <chart:plot-area chart:style-name="ch3" table:cell-range-address="Sheet1.M2:Sheet1.M7 Sheet1.W2:Sheet1.W7" svg:x="1.331cm" svg:y="1.275cm" svg:width="14.349cm" svg:height="6.564cm">
          <chart:coordinate-region svg:x="1.953cm" svg:y="1.474cm" svg:width="13.487cm" svg:height="5.718cm"/>
          <chart:axis chart:dimension="x" chart:name="primary-x" chart:style-name="ch4">
            <chart:title svg:x="7.588cm" svg:y="8.019cm" chart:style-name="ch5">
              <text:p>distance [m]</text:p>
            </chart:title>
          </chart:axis>
          <chart:axis chart:dimension="y" chart:name="primary-y" chart:style-name="ch6">
            <chart:title svg:x="0.451cm" svg:y="6.109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Sheet1.W2:Sheet1.W7" chart:class="chart:scatter">
            <chart:domain table:cell-range-address="Sheet1.M2:Sheet1.M7"/>
            <chart:error-indicator chart:style-name="ch10" chart:dimension="y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W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2:Sheet1.M7</svg:desc>
                </draw:g>
              </table:table-cell>
              <table:table-cell office:value-type="float" office:value="6.28237531684783">
                <text:p>6.28237531684783</text:p>
                <draw:g>
                  <svg:desc>Sheet1.W2:Sheet1.W7</svg:desc>
                </draw:g>
              </table:table-cell>
              <table:table-cell office:value-type="float" office:value="0.00791057792322064">
                <text:p>0.00791057792322064</text:p>
                <draw:g>
                  <svg:desc>Sheet1.E36:Sheet1.E50</svg:desc>
                </draw:g>
              </table:table-cell>
              <table:table-cell office:value-type="float" office:value="0.00791057792322064">
                <text:p>0.00791057792322064</text:p>
                <draw:g>
                  <svg:desc>Sheet1.E36:Sheet1.E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1.773328144">
                <text:p>21.773328144</text:p>
              </table:table-cell>
              <table:table-cell office:value-type="float" office:value="0.0565971458382416">
                <text:p>0.0565971458382416</text:p>
              </table:table-cell>
              <table:table-cell office:value-type="float" office:value="0.0565971458382416">
                <text:p>0.0565971458382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.14438940000002">
                <text:p>3.14438940000002</text:p>
              </table:table-cell>
              <table:table-cell office:value-type="float" office:value="0.0715368040751862">
                <text:p>0.0715368040751862</text:p>
              </table:table-cell>
              <table:table-cell office:value-type="float" office:value="0.0715368040751862">
                <text:p>0.0715368040751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65777210000004">
                <text:p>1.65777210000004</text:p>
              </table:table-cell>
              <table:table-cell office:value-type="float" office:value="0.0117801064971457">
                <text:p>0.0117801064971457</text:p>
              </table:table-cell>
              <table:table-cell office:value-type="float" office:value="0.0117801064971457">
                <text:p>0.0117801064971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2.3969722">
                <text:p>32.3969722</text:p>
              </table:table-cell>
              <table:table-cell office:value-type="float" office:value="0.126424283677814">
                <text:p>0.126424283677814</text:p>
              </table:table-cell>
              <table:table-cell office:value-type="float" office:value="0.126424283677814">
                <text:p>0.126424283677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38700603714288">
                <text:p>6.38700603714288</text:p>
              </table:table-cell>
              <table:table-cell office:value-type="float" office:value="0.0398544470799278">
                <text:p>0.0398544470799278</text:p>
              </table:table-cell>
              <table:table-cell office:value-type="float" office:value="0.0398544470799278">
                <text:p>0.0398544470799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0452888007337E-016">
                <text:p>8.90452888007337E-016</text:p>
              </table:table-cell>
              <table:table-cell office:value-type="float" office:value="8.90452888007337E-016">
                <text:p>8.90452888007337E-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0300712856605E-016">
                <text:p>8.90300712856605E-016</text:p>
              </table:table-cell>
              <table:table-cell office:value-type="float" office:value="8.90300712856605E-016">
                <text:p>8.90300712856605E-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810499964284E-015">
                <text:p>1.7810499964284E-015</text:p>
              </table:table-cell>
              <table:table-cell office:value-type="float" office:value="1.7810499964284E-015">
                <text:p>1.7810499964284E-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0290618686991E-016">
                <text:p>8.90290618686991E-016</text:p>
              </table:table-cell>
              <table:table-cell office:value-type="float" office:value="8.90290618686991E-016">
                <text:p>8.90290618686991E-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9762684930573">
                <text:p>0.439762684930573</text:p>
              </table:table-cell>
              <table:table-cell office:value-type="float" office:value="0.439762684930573">
                <text:p>0.439762684930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